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urrency" style:data-style-name="N36"/>
    <style:style style:name="ce3" style:family="table-cell" style:parent-style-name="Currency" style:data-style-name="N37"/>
    <style:style style:name="ce4" style:family="table-cell" style:parent-style-name="Default" style:data-style-name="N36"/>
    <style:style style:name="ce5" style:family="table-cell" style:parent-style-name="Default" style:data-style-name="N12"/>
    <style:style style:name="ce6" style:family="table-cell" style:parent-style-name="Currency" style:data-style-name="N36"/>
    <style:style style:name="ce7" style:family="table-cell" style:parent-style-name="Default" style:data-style-name="N34"/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2.03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3" table:default-cell-style-name="ce1"/>
        <table:table-column table:style-name="co7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">
            <text:p>MIDI Loop Pedal</text:p>
          </table:table-cell>
          <table:table-cell table:number-columns-repeated="4" table:style-name="ce1"/>
          <table:table-cell office:value-type="string" table:style-name="ce1">
            <text:p>Revision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ill of Materia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lectrical par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signator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Unit Price</text:p>
          </table:table-cell>
          <table:table-cell office:value-type="string" table:style-name="ce1">
            <text:p>Qty 10 Price</text:p>
          </table:table-cell>
          <table:table-cell office:value-type="string" table:style-name="ce1">
            <text:p>Digikey Part #</text:p>
          </table:table-cell>
          <table:table-cell office:value-type="string" table:style-name="ce1">
            <text:p>Note</text:p>
          </table:table-cell>
          <table:table-cell table:number-columns-repeated="3" table:style-name="ce1"/>
          <table:table-cell office:value-type="string" table:style-name="ce1">
            <text:p>Single unit price</text:p>
          </table:table-cell>
          <table:table-cell office:value-type="string" table:style-name="ce1">
            <text:p>Batch pric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W1, SW2</text:p>
          </table:table-cell>
          <table:table-cell office:value-type="string" table:style-name="ce1">
            <text:p>Tactile SPST</text:p>
          </table:table-cell>
          <table:table-cell office:value-type="float" office:value="2" table:style-name="ce1">
            <text:p>2</text:p>
          </table:table-cell>
          <table:table-cell office:value-type="currency" office:value="0.1" table:style-name="ce2">
            <text:p><text:s/>$0.10<text:s/></text:p>
          </table:table-cell>
          <table:table-cell office:value-type="currency" office:value="9.0999999999999998E-2" table:style-name="ce3">
            <text:p><text:s/>$0.091<text:s/></text:p>
          </table:table-cell>
          <table:table-cell office:value-type="string" table:style-name="ce1">
            <text:p>679-2428-N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W3</text:p>
          </table:table-cell>
          <table:table-cell office:value-type="string" table:style-name="ce1">
            <text:p>Micro-switch</text:p>
          </table:table-cell>
          <table:table-cell office:value-type="float" office:value="1" table:style-name="ce1">
            <text:p>1</text:p>
          </table:table-cell>
          <table:table-cell office:value-type="currency" office:value="1.95" table:style-name="ce2">
            <text:p><text:s/>$1.95<text:s/></text:p>
          </table:table-cell>
          <table:table-cell office:value-type="currency" office:value="1.76" table:style-name="ce3">
            <text:p><text:s/>$1.760<text:s/></text:p>
          </table:table-cell>
          <table:table-cell office:value-type="string" table:style-name="ce1">
            <text:p>https://www.adafruit.com/product/817</text:p>
          </table:table-cell>
          <table:table-cell office:value-type="string" table:style-name="ce1">
            <text:p>Standard arcade butt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6N138</text:p>
          </table:table-cell>
          <table:table-cell office:value-type="float" office:value="1" table:style-name="ce1">
            <text:p>1</text:p>
          </table:table-cell>
          <table:table-cell office:value-type="currency" office:value="0.8" table:style-name="ce2">
            <text:p><text:s/>$0.80<text:s/></text:p>
          </table:table-cell>
          <table:table-cell office:value-type="currency" office:value="0.52200000000000002" table:style-name="ce3">
            <text:p><text:s/>$0.522<text:s/></text:p>
          </table:table-cell>
          <table:table-cell office:value-type="string" table:style-name="ce1">
            <text:p>160-1795-ND</text:p>
          </table:table-cell>
          <table:table-cell table:number-columns-repeated="4" table:style-name="ce1"/>
          <table:table-cell office:value-type="currency" office:value="0.8" table:formula="of:=[.C7]*[.D7]" table:style-name="ce4">
            <text:p><text:s/>$0.80<text:s/></text:p>
          </table:table-cell>
          <table:table-cell office:value-type="currency" office:value="0.52200000000000002" table:formula="of:=[.C7]*[.E7]" table:style-name="ce3">
            <text:p><text:s/>$0.522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office:value-type="currency" office:value="31.88" table:style-name="ce2">
            <text:p><text:s/>$31.88<text:s/></text:p>
          </table:table-cell>
          <table:table-cell office:value-type="currency" office:value="31.88" table:style-name="ce3">
            <text:p><text:s/>$31.880<text:s/></text:p>
          </table:table-cell>
          <table:table-cell office:value-type="string" table:style-name="ce1">
            <text:p>1568-DEV-16996-ND</text:p>
          </table:table-cell>
          <table:table-cell office:value-type="string" table:style-name="ce1">
            <text:p>Cheaper without headers</text:p>
          </table:table-cell>
          <table:table-cell table:number-columns-repeated="3" table:style-name="ce1"/>
          <table:table-cell office:value-type="currency" office:value="31.88" table:formula="of:=[.C8]*[.D8]" table:style-name="ce4">
            <text:p><text:s/>$31.88<text:s/></text:p>
          </table:table-cell>
          <table:table-cell office:value-type="currency" office:value="31.88" table:formula="of:=[.C8]*[.E8]" table:style-name="ce3">
            <text:p><text:s/>$31.880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0.1u</text:p>
          </table:table-cell>
          <table:table-cell office:value-type="float" office:value="1" table:style-name="ce1">
            <text:p>1</text:p>
          </table:table-cell>
          <table:table-cell office:value-type="currency" office:value="0.23" table:style-name="ce2">
            <text:p><text:s/>$0.23<text:s/></text:p>
          </table:table-cell>
          <table:table-cell office:value-type="currency" office:value="0.157" table:style-name="ce3">
            <text:p><text:s/>$0.157<text:s/></text:p>
          </table:table-cell>
          <table:table-cell office:value-type="string" table:style-name="ce1">
            <text:p>399-4151-ND</text:p>
          </table:table-cell>
          <table:table-cell table:number-columns-repeated="4" table:style-name="ce1"/>
          <table:table-cell office:value-type="currency" office:value="0.23" table:formula="of:=[.C9]*[.D9]" table:style-name="ce4">
            <text:p><text:s/>$0.23<text:s/></text:p>
          </table:table-cell>
          <table:table-cell office:value-type="currency" office:value="0.157" table:formula="of:=[.C9]*[.E9]" table:style-name="ce3">
            <text:p><text:s/>$0.157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1,R3</text:p>
          </table:table-cell>
          <table:table-cell office:value-type="float" office:value="470" table:style-name="ce1">
            <text:p>470</text:p>
          </table:table-cell>
          <table:table-cell office:value-type="float" office:value="2" table:style-name="ce1">
            <text:p>2</text:p>
          </table:table-cell>
          <table:table-cell office:value-type="currency" office:value="0.1" table:style-name="ce2">
            <text:p><text:s/>$0.10<text:s/></text:p>
          </table:table-cell>
          <table:table-cell office:value-type="currency" office:value="3.5999999999999997E-2" table:style-name="ce3">
            <text:p><text:s/>$0.036<text:s/></text:p>
          </table:table-cell>
          <table:table-cell office:value-type="string" table:style-name="ce1">
            <text:p>CF14JT470RCT-ND</text:p>
          </table:table-cell>
          <table:table-cell table:number-columns-repeated="4" table:style-name="ce1"/>
          <table:table-cell office:value-type="currency" office:value="0.2" table:formula="of:=[.C10]*[.D10]" table:style-name="ce4">
            <text:p><text:s/>$0.20<text:s/></text:p>
          </table:table-cell>
          <table:table-cell office:value-type="currency" office:value="7.1999999999999995E-2" table:formula="of:=[.C10]*[.E10]" table:style-name="ce3">
            <text:p><text:s/>$0.072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1">
            <text:p>10k</text:p>
          </table:table-cell>
          <table:table-cell office:value-type="float" office:value="1" table:style-name="ce1">
            <text:p>1</text:p>
          </table:table-cell>
          <table:table-cell office:value-type="currency" office:value="0.1" table:style-name="ce2">
            <text:p><text:s/>$0.10<text:s/></text:p>
          </table:table-cell>
          <table:table-cell office:value-type="currency" office:value="3.5999999999999997E-2" table:style-name="ce3">
            <text:p><text:s/>$0.036<text:s/></text:p>
          </table:table-cell>
          <table:table-cell office:value-type="string" table:style-name="ce1">
            <text:p>CF14JT10K0CT-ND</text:p>
          </table:table-cell>
          <table:table-cell table:number-columns-repeated="4" table:style-name="ce1"/>
          <table:table-cell office:value-type="currency" office:value="0.1" table:formula="of:=[.C11]*[.D11]" table:style-name="ce4">
            <text:p><text:s/>$0.10<text:s/></text:p>
          </table:table-cell>
          <table:table-cell office:value-type="currency" office:value="3.5999999999999997E-2" table:formula="of:=[.C11]*[.E11]" table:style-name="ce3">
            <text:p><text:s/>$0.036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4,R5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currency" office:value="0.1" table:style-name="ce2">
            <text:p><text:s/>$0.10<text:s/></text:p>
          </table:table-cell>
          <table:table-cell office:value-type="currency" office:value="3.5999999999999997E-2" table:style-name="ce3">
            <text:p><text:s/>$0.036<text:s/></text:p>
          </table:table-cell>
          <table:table-cell office:value-type="string" table:style-name="ce1">
            <text:p>CF14JT47R0CT-ND</text:p>
          </table:table-cell>
          <table:table-cell table:number-columns-repeated="4" table:style-name="ce1"/>
          <table:table-cell office:value-type="currency" office:value="0.2" table:formula="of:=[.C12]*[.D12]" table:style-name="ce4">
            <text:p><text:s/>$0.20<text:s/></text:p>
          </table:table-cell>
          <table:table-cell office:value-type="currency" office:value="7.1999999999999995E-2" table:formula="of:=[.C12]*[.E12]" table:style-name="ce3">
            <text:p><text:s/>$0.072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1">
            <text:p>1N4148</text:p>
          </table:table-cell>
          <table:table-cell office:value-type="float" office:value="1" table:style-name="ce1">
            <text:p>1</text:p>
          </table:table-cell>
          <table:table-cell office:value-type="currency" office:value="0.1" table:style-name="ce2">
            <text:p><text:s/>$0.10<text:s/></text:p>
          </table:table-cell>
          <table:table-cell office:value-type="currency" office:value="7.0999999999999994E-2" table:style-name="ce3">
            <text:p><text:s/>$0.071<text:s/></text:p>
          </table:table-cell>
          <table:table-cell office:value-type="string" table:style-name="ce1">
            <text:p>1N4148-T26ACT-ND</text:p>
          </table:table-cell>
          <table:table-cell table:number-columns-repeated="4" table:style-name="ce1"/>
          <table:table-cell office:value-type="currency" office:value="0.1" table:formula="of:=[.C13]*[.D13]" table:style-name="ce4">
            <text:p><text:s/>$0.10<text:s/></text:p>
          </table:table-cell>
          <table:table-cell office:value-type="currency" office:value="7.0999999999999994E-2" table:formula="of:=[.C13]*[.E13]" table:style-name="ce3">
            <text:p><text:s/>$0.071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1">
            <text:p>WS2812B</text:p>
          </table:table-cell>
          <table:table-cell office:value-type="float" office:value="1" table:style-name="ce1">
            <text:p>1</text:p>
          </table:table-cell>
          <table:table-cell office:value-type="currency" office:value="0.10290000000000001" table:style-name="ce2">
            <text:p><text:s/>$0.10<text:s/></text:p>
          </table:table-cell>
          <table:table-cell office:value-type="currency" office:value="0.10290000000000001" table:style-name="ce3">
            <text:p><text:s/>$0.103<text:s/>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One module from a generic WS2812B strip.</text:p>
          </table:table-cell>
          <table:table-cell table:number-columns-repeated="3" table:style-name="ce1"/>
          <table:table-cell office:value-type="currency" office:value="0.10290000000000001" table:formula="of:=[.C14]*[.D14]" table:style-name="ce4">
            <text:p><text:s/>$0.10<text:s/></text:p>
          </table:table-cell>
          <table:table-cell office:value-type="currency" office:value="0.10290000000000001" table:formula="of:=[.C14]*[.E14]" table:style-name="ce3">
            <text:p><text:s/>$0.103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1,J2</text:p>
          </table:table-cell>
          <table:table-cell office:value-type="string" table:style-name="ce1">
            <text:p>DIN-5</text:p>
          </table:table-cell>
          <table:table-cell office:value-type="float" office:value="2" table:style-name="ce1">
            <text:p>2</text:p>
          </table:table-cell>
          <table:table-cell office:value-type="currency" office:value="2.15" table:style-name="ce2">
            <text:p><text:s/>$2.15<text:s/></text:p>
          </table:table-cell>
          <table:table-cell office:value-type="currency" office:value="1.87" table:style-name="ce3">
            <text:p><text:s/>$1.870<text:s/></text:p>
          </table:table-cell>
          <table:table-cell office:value-type="string" table:style-name="ce1">
            <text:p>CP-2350-ND</text:p>
          </table:table-cell>
          <table:table-cell table:number-columns-repeated="4" table:style-name="ce1"/>
          <table:table-cell office:value-type="currency" office:value="4.3" table:formula="of:=[.C15]*[.D15]" table:style-name="ce4">
            <text:p><text:s/>$4.30<text:s/></text:p>
          </table:table-cell>
          <table:table-cell office:value-type="currency" office:value="3.74" table:formula="of:=[.C15]*[.E15]" table:style-name="ce3">
            <text:p><text:s/>$3.740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3</text:p>
          </table:table-cell>
          <table:table-cell office:value-type="string" table:style-name="ce1">
            <text:p>2 pin female</text:p>
          </table:table-cell>
          <table:table-cell office:value-type="float" office:value="1" table:style-name="ce1">
            <text:p>1</text:p>
          </table:table-cell>
          <table:table-cell office:value-type="currency" office:value="0.1" table:style-name="ce2">
            <text:p><text:s/>$0.10<text:s/></text:p>
          </table:table-cell>
          <table:table-cell office:value-type="currency" office:value="7.5999999999999998E-2" table:style-name="ce3">
            <text:p><text:s/>$0.076<text:s/></text:p>
          </table:table-cell>
          <table:table-cell office:value-type="string" table:style-name="ce1">
            <text:p>2057-PH1RA-02-UA-ND</text:p>
          </table:table-cell>
          <table:table-cell table:number-columns-repeated="4" table:style-name="ce1"/>
          <table:table-cell office:value-type="currency" office:value="0.1" table:formula="of:=[.C16]*[.D16]" table:style-name="ce4">
            <text:p><text:s/>$0.10<text:s/></text:p>
          </table:table-cell>
          <table:table-cell office:value-type="currency" office:value="7.5999999999999998E-2" table:formula="of:=[.C16]*[.E16]" table:style-name="ce3">
            <text:p><text:s/>$0.076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4</text:p>
          </table:table-cell>
          <table:table-cell office:value-type="string" table:style-name="ce1">
            <text:p>2 pin male</text:p>
          </table:table-cell>
          <table:table-cell office:value-type="float" office:value="1" table:style-name="ce1">
            <text:p>1</text:p>
          </table:table-cell>
          <table:table-cell office:value-type="currency" office:value="0.18" table:style-name="ce2">
            <text:p><text:s/>$0.18<text:s/></text:p>
          </table:table-cell>
          <table:table-cell office:value-type="currency" office:value="0.14899999999999999" table:style-name="ce3">
            <text:p><text:s/>$0.149<text:s/></text:p>
          </table:table-cell>
          <table:table-cell office:value-type="string" table:style-name="ce1">
            <text:p>2057-RS1-02-G-ND</text:p>
          </table:table-cell>
          <table:table-cell table:number-columns-repeated="4" table:style-name="ce1"/>
          <table:table-cell office:value-type="currency" office:value="0.18" table:formula="of:=[.C17]*[.D17]" table:style-name="ce4">
            <text:p><text:s/>$0.18<text:s/></text:p>
          </table:table-cell>
          <table:table-cell office:value-type="currency" office:value="0.14899999999999999" table:formula="of:=[.C17]*[.E17]" table:style-name="ce3">
            <text:p><text:s/>$0.149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2-Pin-Header</text:p>
          </table:table-cell>
          <table:table-cell office:value-type="string" table:style-name="ce1">
            <text:p>24 pin</text:p>
          </table:table-cell>
          <table:table-cell office:value-type="float" office:value="2" table:style-name="ce1">
            <text:p>2</text:p>
          </table:table-cell>
          <table:table-cell office:value-type="currency" office:value="1.37" table:style-name="ce2">
            <text:p><text:s/>$1.37<text:s/></text:p>
          </table:table-cell>
          <table:table-cell office:value-type="currency" office:value="1.1930000000000001" table:style-name="ce3">
            <text:p><text:s/>$1.193<text:s/></text:p>
          </table:table-cell>
          <table:table-cell office:value-type="string" table:style-name="ce1">
            <text:p>S7022-ND</text:p>
          </table:table-cell>
          <table:table-cell office:value-type="string" table:style-name="ce1">
            <text:p>Female headers for making U2 removable</text:p>
          </table:table-cell>
          <table:table-cell table:number-columns-repeated="3" table:style-name="ce1"/>
          <table:table-cell office:value-type="currency" office:value="2.74" table:formula="of:=[.C18]*[.D18]" table:style-name="ce4">
            <text:p><text:s/>$2.74<text:s/></text:p>
          </table:table-cell>
          <table:table-cell office:value-type="currency" office:value="2.3860000000000001" table:formula="of:=[.C18]*[.E18]" table:style-name="ce3">
            <text:p><text:s/>$2.386<text:s/>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4"/>
          <table:table-cell table:number-columns-repeated="4" table:style-name="ce1"/>
          <table:table-cell office:value-type="string" table:style-name="ce1">
            <text:p>Single unit part cost</text:p>
          </table:table-cell>
          <table:table-cell table:style-name="ce1"/>
          <table:table-cell office:value-type="currency" office:value="40.932900000000004" table:formula="of:=SUM([.K7:.K18])" table:style-name="ce4">
            <text:p><text:s/>$40.93<text:s/>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Batch of 10 units part cost</text:p>
          </table:table-cell>
          <table:table-cell table:number-columns-repeated="2" table:style-name="ce1"/>
          <table:table-cell office:value-type="currency" office:value="39.263900000000007" table:formula="of:=SUM([.L7:.L18])" table:style-name="ce4">
            <text:p><text:s/>$39.26<text:s/>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Mechanical parts</text:p>
          </table:table-cell>
          <table:table-cell table:number-columns-repeated="4" table:style-name="ce1"/>
          <table:table-cell office:value-type="string" table:style-name="ce1">
            <text:p>Note: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Unit Price</text:p>
          </table:table-cell>
          <table:table-cell office:value-type="string" table:style-name="ce1">
            <text:p>Note</text:p>
          </table:table-cell>
          <table:table-cell table:style-name="ce1"/>
          <table:table-cell office:value-type="string" table:style-name="ce1">
            <text:p>All 3D printed part costs estimated by slicer weight with supports at $25/k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3x12 bolt</text:p>
          </table:table-cell>
          <table:table-cell office:value-type="float" office:value="4" table:style-name="ce1">
            <text:p>4</text:p>
          </table:table-cell>
          <table:table-cell office:value-type="currency" office:value="0.02" table:style-name="ce6">
            <text:p><text:s/>$0.02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3 nut</text:p>
          </table:table-cell>
          <table:table-cell office:value-type="float" office:value="4" table:style-name="ce1">
            <text:p>4</text:p>
          </table:table-cell>
          <table:table-cell office:value-type="currency" office:value="0.02" table:style-name="ce6">
            <text:p><text:s/>$0.02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nector Bracket</text:p>
          </table:table-cell>
          <table:table-cell office:value-type="float" office:value="1" table:style-name="ce1">
            <text:p>1</text:p>
          </table:table-cell>
          <table:table-cell office:value-type="currency" office:value="0.05" table:formula="of:=0.002*25" table:style-name="ce6">
            <text:p><text:s/>$0.05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B End Cap</text:p>
          </table:table-cell>
          <table:table-cell office:value-type="float" office:value="1" table:style-name="ce1">
            <text:p>1</text:p>
          </table:table-cell>
          <table:table-cell office:value-type="currency" office:value="0.15" table:formula="of:=0.006*25" table:style-name="ce6">
            <text:p><text:s/>$0.15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closure Tube</text:p>
          </table:table-cell>
          <table:table-cell office:value-type="float" office:value="1" table:style-name="ce1">
            <text:p>1</text:p>
          </table:table-cell>
          <table:table-cell office:value-type="currency" office:value="1.0999999999999999" table:formula="of:=0.044*25" table:style-name="ce6">
            <text:p><text:s/>$1.10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indow</text:p>
          </table:table-cell>
          <table:table-cell office:value-type="float" office:value="1" table:style-name="ce1">
            <text:p>1</text:p>
          </table:table-cell>
          <table:table-cell office:value-type="currency" office:value="2.5000000000000001E-2" table:formula="of:=0.001*25" table:style-name="ce6">
            <text:p><text:s/>$0.03<text:s/></text:p>
          </table:table-cell>
          <table:table-cell office:value-type="string" table:style-name="ce1">
            <text:p>White or clear filam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edal Top</text:p>
          </table:table-cell>
          <table:table-cell office:value-type="float" office:value="1" table:style-name="ce1">
            <text:p>1</text:p>
          </table:table-cell>
          <table:table-cell office:value-type="currency" office:value="0.57499999999999996" table:formula="of:=0.023*25" table:style-name="ce6">
            <text:p><text:s/>$0.58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edal Bracket</text:p>
          </table:table-cell>
          <table:table-cell office:value-type="float" office:value="1" table:style-name="ce1">
            <text:p>1</text:p>
          </table:table-cell>
          <table:table-cell office:value-type="currency" office:value="7.4999999999999997E-2" table:formula="of:=0.003*25" table:style-name="ce6">
            <text:p><text:s/>$0.08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edal Base</text:p>
          </table:table-cell>
          <table:table-cell office:value-type="float" office:value="1" table:style-name="ce1">
            <text:p>1</text:p>
          </table:table-cell>
          <table:table-cell office:value-type="currency" office:value="0.47499999999999998" table:formula="of:=0.019*25" table:style-name="ce6">
            <text:p><text:s/>$0.48<text:s/>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Part cost:</text:p>
          </table:table-cell>
          <table:table-cell office:value-type="currency" office:value="2.4899999999999998" table:formula="of:=SUM([.C25:.C33])" table:style-name="ce5">
            <text:p>$2.49<text:s/>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otal cost:</text:p>
          </table:table-cell>
          <table:table-cell office:value-type="string" table:style-name="ce1">
            <text:p>Electrical</text:p>
          </table:table-cell>
          <table:table-cell office:value-type="string" table:style-name="ce1">
            <text:p>Mechanical</text:p>
          </table:table-cell>
          <table:table-cell office:value-type="string" table:style-name="ce1">
            <text:p>Net Cost</text:p>
          </table:table-cell>
          <table:table-cell office:value-type="string" table:style-name="ce1">
            <text:p>Unit Co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 unit</text:p>
          </table:table-cell>
          <table:table-cell office:value-type="currency" office:value="40.932900000000004" table:formula="of:=[.K19]" table:style-name="ce4">
            <text:p><text:s/>$40.93<text:s/></text:p>
          </table:table-cell>
          <table:table-cell office:value-type="currency" office:value="2.4899999999999998" table:formula="of:=[.C34]" table:style-name="ce5">
            <text:p>$2.49<text:s/></text:p>
          </table:table-cell>
          <table:table-cell office:value-type="currency" office:value="43.422900000000006" table:formula="of:=[.B38]+[.C38]" table:style-name="ce7">
            <text:p><text:s/>$43.42<text:s/></text:p>
          </table:table-cell>
          <table:table-cell office:value-type="currency" office:value="43.422900000000006" table:formula="of:=[.D38]" table:style-name="ce7">
            <text:p><text:s/>$43.42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units</text:p>
          </table:table-cell>
          <table:table-cell office:value-type="currency" office:value="392.63900000000007" table:formula="of:=10*[.L20]" table:style-name="ce4">
            <text:p><text:s/>$392.64<text:s/></text:p>
          </table:table-cell>
          <table:table-cell office:value-type="currency" office:value="24.9" table:formula="of:=10*[.C34]" table:style-name="ce5">
            <text:p>$24.90<text:s/></text:p>
          </table:table-cell>
          <table:table-cell office:value-type="currency" office:value="417.53900000000004" table:formula="of:=[.B39]+[.C39]" table:style-name="ce7">
            <text:p><text:s/>$417.54<text:s/></text:p>
          </table:table-cell>
          <table:table-cell office:value-type="currency" office:value="41.753900000000002" table:formula="of:=[.D39]/10" table:style-name="ce7">
            <text:p><text:s/>$41.75<text:s/>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2P0"/>
    </number:currency-style>
    <number:currency-style style:name="N34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text> </number:text>
      <number:currency-symbol>$</number:currency-symbol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37P1">
      <number:text> </number:text>
      <number:currency-symbol>$</number:currency-symbol>
      <number:fill-character> </number:fill-character>
      <number:text>(</number:text>
      <number:number number:decimal-places="3" number:min-decimal-places="3" number:min-integer-digits="1" number:grouping="true"/>
      <number:text>)</number:text>
    </number:currency-style>
    <number:currency-style style:name="N37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urrency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Lukas Severinghaus</meta:initial-creator>
    <dc:creator>Lukas Severinghaus</dc:creator>
    <meta:creation-date>2021-09-10T00:24:15Z</meta:creation-date>
    <dc:date>2021-09-24T00:24:03Z</dc:date>
  </office:meta>
</office:document-meta>
</file>